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cm" fo:border="none" style:writing-mode="page"/>
    </style:style>
    <style:style style:name="Table1.2" style:family="table-row">
      <style:table-row-properties style:min-row-height="0.418cm"/>
    </style:style>
    <style:style style:name="P1" style:family="paragraph" style:parent-style-name="Standard">
      <style:text-properties style:text-underline-style="solid" style:text-underline-width="auto" style:text-underline-color="font-color" fo:font-weight="bold" officeooo:rsid="0019a067" officeooo:paragraph-rsid="0019a067" style:font-weight-asian="bold" style:font-weight-complex="bold"/>
    </style:style>
    <style:style style:name="P2" style:family="paragraph" style:parent-style-name="Standard">
      <style:text-properties officeooo:rsid="0019a067" officeooo:paragraph-rsid="0019a067"/>
    </style:style>
    <style:style style:name="P3" style:family="paragraph" style:parent-style-name="Standard">
      <style:text-properties officeooo:rsid="001b3d11" officeooo:paragraph-rsid="001b3d11"/>
    </style:style>
    <style:style style:name="P4" style:family="paragraph" style:parent-style-name="Standard">
      <style:text-properties officeooo:rsid="0022aecb" officeooo:paragraph-rsid="0022aecb"/>
    </style:style>
    <style:style style:name="P5" style:family="paragraph" style:parent-style-name="Standard">
      <style:text-properties officeooo:rsid="001bf588" officeooo:paragraph-rsid="001bf588"/>
    </style:style>
    <style:style style:name="P6" style:family="paragraph" style:parent-style-name="Table_20_Contents">
      <style:text-properties officeooo:rsid="001cbded" officeooo:paragraph-rsid="001cbded"/>
    </style:style>
    <style:style style:name="P7" style:family="paragraph" style:parent-style-name="Standard">
      <style:text-properties officeooo:rsid="002312b7" officeooo:paragraph-rsid="002312b7"/>
    </style:style>
    <style:style style:name="P8" style:family="paragraph" style:parent-style-name="Standard">
      <style:text-properties officeooo:rsid="0024ffc0" officeooo:paragraph-rsid="0024ffc0"/>
    </style:style>
    <style:style style:name="P9" style:family="paragraph" style:parent-style-name="Standard">
      <style:text-properties officeooo:rsid="002668e5" officeooo:paragraph-rsid="002668e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VIEW TIPS</text:p>
      <text:p text:style-name="P1"/>
      <text:p text:style-name="P2">BASE THE FEEDBACK FORM FOR WHAT YOU SHOULD OF BUILT!!</text:p>
      <text:p text:style-name="P3">ask about what your cannot prove yourself (avoid everything to do with coding)</text:p>
      <text:p text:style-name="P4">This feedback is from a non-technical audience</text:p>
      <text:p text:style-name="P2"/>
      <text:p text:style-name="P2"/>
      <text:p text:style-name="P3">things to think about(think about all the elements in each functionality):</text:p>
      <text:p text:style-name="P3">log in </text:p>
      <text:p text:style-name="P3">register</text:p>
      <text:p text:style-name="P3">booking system</text:p>
      <text:p text:style-name="P3">user messages</text:p>
      <text:p text:style-name="P3">simplicity to use</text:p>
      <text:p text:style-name="P3">UI</text:p>
      <text:p text:style-name="P3">User satisfaction</text:p>
      <text:p text:style-name="P3">load speeds</text:p>
      <text:p text:style-name="P3"/>
      <text:p text:style-name="P5">registration:</text:p>
      <text:p text:style-name="P5">locate</text:p>
      <text:p text:style-name="P5">clearly labelled</text:p>
      <text:p text:style-name="P5">feedback</text:p>
      <text:p text:style-name="P5">feedback on success</text:p>
      <text:p text:style-name="P5">password</text:p>
      <text:p text:style-name="P5">do this on a likart scale (1-10 with an N/A section as well (in case you didn’t do the section))</text:p>
      <text:p text:style-name="P5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6">Users</text:p>
          </table:table-cell>
          <table:table-cell table:style-name="Table1.A1" office:value-type="string">
            <text:p text:style-name="P6">workers(management)</text:p>
          </table:table-cell>
          <table:table-cell table:style-name="Table1.A1" office:value-type="string">
            <text:p text:style-name="P6">workers(workers)</text:p>
          </table:table-cell>
        </table:table-row>
        <table:table-row table:style-name="Table1.2">
          <table:table-cell table:style-name="Table1.A1" office:value-type="string">
            <text:p text:style-name="P6">Give them a scenario with user details to register with (compliance with GDPR as the user uses fake details). Then give them a set of instructions on what to do. Then give them the feedback form.</text:p>
          </table:table-cell>
          <table:table-cell table:style-name="Table1.A1" office:value-type="string">
            <text:p text:style-name="P6">Give them a scenario but give them a login rather than registration details.</text:p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P5"/>
      <text:p text:style-name="P4">Feedback</text:p>
      <text:p text:style-name="P4">This is a technical audience. Do not tell how you could make a better product in your opinion. Do not say how you could make any improvements.</text:p>
      <text:p text:style-name="P4">Have:</text:p>
      <text:p text:style-name="P4">an overall view of your code (Quality and structure)</text:p>
      <text:p text:style-name="P4">code review of secure programming principals</text:p>
      <text:p text:style-name="P4">review of the database scheme and the queries</text:p>
      <text:p text:style-name="P4">good folder structure</text:p>
      <text:p text:style-name="P7">report</text:p>
      <text:p text:style-name="P7">split into non-technical and technical</text:p>
      <text:p text:style-name="P7">ONLY STATE THE FACTS DO NOT SAY HOW YOU WILL CHANGE IT!!</text:p>
      <text:p text:style-name="P7">summarise your main findings (what did you expect vs what was the results)</text:p>
      <text:p text:style-name="P7"/>
      <text:p text:style-name="P8">Evaluation</text:p>
      <text:p text:style-name="P8">this is your thoughts and opinions of the project based on your NFR, FR, UAC and KPI’s.</text:p>
      <text:p text:style-name="P8">Section 1</text:p>
      <text:p text:style-name="P8">why you chose the soruces and assets and why other things we not used</text:p>
      <text:p text:style-name="P8">how valide and reliable the srouces that use used were (how do you know they were valid)</text:p>
      <text:p text:style-name="P8"><text:soft-page-break/>any images and text you collect are placeholders</text:p>
      <text:p text:style-name="P8">section 2</text:p>
      <text:p text:style-name="P8">how well did your project meet it goals</text:p>
      <text:p text:style-name="P8">back this up with screenshots and reference to user feedbacks</text:p>
      <text:p text:style-name="P8"/>
      <text:p text:style-name="P8">section 3</text:p>
      <text:p text:style-name="P8">how well did you prepare for this</text:p>
      <text:p text:style-name="P8"><text:s/></text:p>
      <text:p text:style-name="P9">section 4 </text:p>
      <text:p text:style-name="P9">how could this be developed further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4T09:05:55.910406000</meta:creation-date>
    <dc:date>2026-02-26T09:51:58.115994000</dc:date>
    <meta:editing-duration>PT2H17M56S</meta:editing-duration>
    <meta:editing-cycles>2</meta:editing-cycles>
    <meta:generator>LibreOffice/25.8.3.2$Windows_X86_64 LibreOffice_project/8ca8d55c161d602844f5428fa4b58097424e324e</meta:generator>
    <meta:document-statistic meta:table-count="1" meta:image-count="0" meta:object-count="0" meta:page-count="2" meta:paragraph-count="50" meta:word-count="321" meta:character-count="1827" meta:non-whitespace-character-count="1552"/>
  </office:meta>
</office:document-meta>
</file>